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132178" officeooo:paragraph-rsid="00132178" style:font-size-asian="12pt" style:font-size-complex="12pt"/>
    </style:style>
    <style:style style:name="P3" style:family="paragraph" style:parent-style-name="Preformatted_20_Text">
      <style:text-properties fo:font-size="12pt" fo:font-weight="bold" officeooo:rsid="00132178" officeooo:paragraph-rsid="00132178" style:font-size-asian="12pt" style:font-weight-asian="bold" style:font-size-complex="12pt" style:font-weight-complex="bold"/>
    </style:style>
    <style:style style:name="T1" style:family="text">
      <style:text-properties officeooo:rsid="00129369"/>
    </style:style>
    <style:style style:name="T2" style:family="text">
      <style:text-properties officeooo:rsid="00132178"/>
    </style:style>
    <style:style style:name="T3" style:family="text">
      <style:text-properties officeooo:rsid="001438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Date: <text:span text:style-name="T3">29 March 2019<text:tab/></text:span><text:tab/><text:tab/><text:tab/><text:tab/>Roll No: _________</text:p>
      <text:p text:style-name="P1"/>
      <text:p text:style-name="P1"><text:span text:style-name="T1">Q1. </text:span>In a queue data structure, the following items are inserted in the following order: Bob, Alice, Charlie, Eve, Zebra. Then an item is removed from the queue. That item will be _____.</text:p>
      <text:p text:style-name="P1"/>
      <text:p text:style-name="P1"><text:span text:style-name="T1">A) </text:span>Charlie <text:s/><text:span text:style-name="T1">B) </text:span>None - this will be an error <text:span text:style-name="T1">C) </text:span>Eve <text:span text:style-name="T1">D)</text:span>Bob</text:p>
      <text:p text:style-name="P1"/>
      <text:p text:style-name="P1"><text:span text:style-name="T1">Q2. </text:span>In a queue data structure, the following items are inserted in the following order: Bob, Alice, Charlie, Eve, Zebra. Then three items are removed from the queue. Then two further items are inserted: Yelp, Pinion. Then two more items are removed from the queue. The next item removed will be _____.</text:p>
      <text:p text:style-name="P1"/>
      <text:p text:style-name="P1"><text:span text:style-name="T1">A) </text:span>Eve <text:span text:style-name="T1">B) </text:span>Yelp <text:span text:style-name="T1">C) </text:span>Zebra <text:span text:style-name="T1">D) </text:span>Pinion</text:p>
      <text:p text:style-name="P1"/>
      <text:p text:style-name="P1"><text:span text:style-name="T1">Q3. </text:span>In a stack data structure, the following items are inserted in the following order: Bob, Alice, Charlie, Eve, Zebra. Then an item is removed from the stack. That item will be _____.</text:p>
      <text:p text:style-name="P1"/>
      <text:p text:style-name="P1"><text:span text:style-name="T1">A) </text:span>Alice <text:span text:style-name="T1">B) </text:span>None - this will be an error <text:span text:style-name="T1">C) </text:span>Eve <text:span text:style-name="T1">D) </text:span>Zebra</text:p>
      <text:p text:style-name="P1"/>
      <text:p text:style-name="P1"><text:span text:style-name="T1">Q4. </text:span>In a stack data structure, the following items are inserted in the following order: Bob, Alice, Charlie, Eve, Zebra. Then three items are removed from the stack. Then two further items are inserted: Yelp, Pinion. Then two more items are removed from the stack. The next item removed will be _____.</text:p>
      <text:p text:style-name="P1"/>
      <text:p text:style-name="P1"><text:span text:style-name="T1">A) </text:span>Alice <text:span text:style-name="T1">B) </text:span>Pinion <text:span text:style-name="T1">C) </text:span>Eve <text:span text:style-name="T1">D) </text:span>Charlie</text:p>
      <text:p text:style-name="P1"/>
      <text:p text:style-name="P1"><text:span text:style-name="T1">Q5. </text:span>You write a C++ program and it’s in two files: myprogram.h, and myprogram.cpp. Then a “process” is _____.</text:p>
      <text:p text:style-name="P1"/>
      <text:p text:style-name="P1"><text:span text:style-name="T1">A) </text:span>The compiled version (executable) of this program in action, with stack, heap, registers, code, program counter, etc.</text:p>
      <text:p text:style-name="P1"><text:span text:style-name="T1">B) </text:span>The two C++ files myprogram.h and myprogram.cpp</text:p>
      <text:p text:style-name="P1"><text:span text:style-name="T1">C) </text:span>Any object (.o) files created when this program is compiled</text:p>
      <text:p text:style-name="P1"><text:span text:style-name="T1">D) </text:span>The executable file created when this program is compiled</text:p>
      <text:p text:style-name="P1"/>
      <text:p text:style-name="P1"><text:span text:style-name="T1">Q6. </text:span>Which of the following in a process typically DOES NOT change its value or contents over the lifetime?</text:p>
      <text:p text:style-name="P1"/>
      <text:p text:style-name="P1"><text:span text:style-name="T1">A) </text:span>Program counter <text:span text:style-name="T1">B) </text:span>Stack <text:span text:style-name="T1">C) </text:span>Registers <text:s/><text:span text:style-name="T1">D) </text:span>Code</text:p>
      <text:p text:style-name="P1"/>
      <text:p text:style-name="P1"><text:span text:style-name="T1">Q7. </text:span>For an executing process, which of the following actually executes the instructions of the process?</text:p>
      <text:p text:style-name="P1"/>
      <text:p text:style-name="P1"><text:span text:style-name="T1">A) </text:span>CPU <text:span text:style-name="T1">B) </text:span>Disk <text:span text:style-name="T1">C) </text:span>Cache <text:span text:style-name="T1">D) </text:span>Registers</text:p>
      <text:p text:style-name="P1"/>
      <text:p text:style-name="P1"><text:span text:style-name="T1">Q8. </text:span>The CPU can access data stored in different levels of the memory hierarchy. Which of these is the fastest to access?</text:p>
      <text:p text:style-name="P1"/>
      <text:p text:style-name="P1"><text:soft-page-break/><text:span text:style-name="T1">A) </text:span>Main Memory (RAM) <text:span text:style-name="T1">B) </text:span>Registers <text:span text:style-name="T1">C) </text:span>SSD <text:span text:style-name="T1">D) </text:span>Cache</text:p>
      <text:p text:style-name="P1"/>
      <text:p text:style-name="P1"/>
      <text:p text:style-name="P1"><text:span text:style-name="T1">Q9. </text:span>In an executing process, the program counter points __________.</text:p>
      <text:p text:style-name="P1"/>
      <text:p text:style-name="P1"><text:span text:style-name="T1">A) </text:span>To the bottom of the stack</text:p>
      <text:p text:style-name="P1"><text:span text:style-name="T1">B) </text:span>To the currently-being-executed line number of low-level (e.g., machine-level) program derived by compiling the C++ program you wrote</text:p>
      <text:p text:style-name="P1"><text:span text:style-name="T1">C) </text:span>To the program or process that is currently being executed (among the many processes that are running in the Operating System)</text:p>
      <text:p text:style-name="P1"><text:span text:style-name="T1">D) </text:span>To the top of the stack</text:p>
      <text:p text:style-name="P1"/>
      <text:p text:style-name="P1"><text:span text:style-name="T1">Q10. </text:span>Searching for an element in an unsorted array (or vector) of N elements takes time _____.</text:p>
      <text:p text:style-name="P1"/>
      <text:p text:style-name="P1"><text:span text:style-name="T1">A) </text:span>O(N/2) <text:span text:style-name="T1">B) </text:span>O(N) <text:span text:style-name="T1">C) </text:span>O(N2) <text:span text:style-name="T1">D) </text:span>O(1)</text:p>
      <text:p text:style-name="P1"/>
      <text:p text:style-name="P1"><text:span text:style-name="T1">Q11. </text:span>An algorithm to process a set of N elements takes time (in microseconds) = f(N) = 0.03*N3+1000*N+3. This algorithm is _____.</text:p>
      <text:p text:style-name="P1"/>
      <text:p text:style-name="P1"><text:span text:style-name="T1">A) </text:span>None of these <text:span text:style-name="T1">B) </text:span>O(N) because 1000 is the highest constant</text:p>
      <text:p text:style-name="P1"><text:span text:style-name="T1">C) </text:span>O(N2) <text:s text:c="2"/><text:span text:style-name="T1">D) </text:span>O(N3)</text:p>
      <text:p text:style-name="P1"/>
      <text:p text:style-name="P1"><text:span text:style-name="T1">Q12. </text:span>You are given a bag with 10 balls, of which 3 are red, 3 are blue, 1 is yellow, 2 are black, and 1 is white. You pick one ball at random from the bag. The probability that this ball is black is _____.</text:p>
      <text:p text:style-name="P1"/>
      <text:p text:style-name="P1"><text:span text:style-name="T1">A) </text:span>1/5 <text:span text:style-name="T1">B) </text:span>0 <text:span text:style-name="T1">C) </text:span>3/10 <text:s/><text:span text:style-name="T1">D) </text:span>2/5</text:p>
      <text:p text:style-name="P1"/>
      <text:p text:style-name="P1"><text:span text:style-name="T2">Q13. </text:span>Someone writes the following piece of code. What is its Big O complexity?</text:p>
      <text:p text:style-name="P1"/>
      <text:p text:style-name="P1">int k=0;</text:p>
      <text:p text:style-name="P1">for (i = 0; i &lt; N; i++) {</text:p>
      <text:p text:style-name="P1"><text:s text:c="7"/>for (j = 0; j &lt; N; j++) {</text:p>
      <text:p text:style-name="P1"><text:s text:c="15"/>k++;</text:p>
      <text:p text:style-name="P1"><text:s text:c="7"/>}</text:p>
      <text:p text:style-name="P1">}</text:p>
      <text:p text:style-name="P1"/>
      <text:p text:style-name="P1"><text:span text:style-name="T1">A) </text:span>O(N2) <text:s/><text:span text:style-name="T1">B) </text:span>O(1) <text:span text:style-name="T1">C) </text:span>None of these <text:span text:style-name="T1">D) </text:span>O(N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9T08:36:59.488267355</dc:date>
    <meta:editing-duration>PT17M5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598" meta:character-count="3228" meta:non-whitespace-character-count="2631"/>
  </office:meta>
</office:document-meta>
</file>